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3mm"/>
    </style:style>
    <style:style style:name="co3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row table:style-name="ro1" table:number-rows-repeated="5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l Izz Well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otography</text:p>
          </table:table-cell>
          <table:table-cell office:value-type="string" calcext:value-type="string">
            <text:p>wn8Bb9J1UbTT$rnjq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hpan Library</text:p>
          </table:table-cell>
          <table:table-cell office:value-type="string" calcext:value-type="string">
            <text:p>9^CfebaR27F1absSD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dding Lounge India</text:p>
          </table:table-cell>
          <table:table-cell office:value-type="string" calcext:value-type="string">
            <text:p>1Vb&amp;bCZgdq8@&amp;pUOU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ar Innovatives</text:p>
          </table:table-cell>
          <table:table-cell office:value-type="string" calcext:value-type="string">
            <text:p>cUu(vAbFUVUyFO2#q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ntagon Institute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trology</text:p>
          </table:table-cell>
          <table:table-cell office:value-type="string" calcext:value-type="string">
            <text:p>wbk4MgVZ58m4X)QXk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ogiyarn</text:p>
          </table:table-cell>
          <table:table-cell office:value-type="string" calcext:value-type="string">
            <text:p>3fp!#DyQ7dMV*iytK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de Metals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Minal Products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ssic Enterprises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RD Institute</text:p>
          </table:table-cell>
          <table:table-cell office:value-type="string" calcext:value-type="string">
            <text:p>FfOPM7N*6GHS9*Nt2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orn Homez</text:p>
          </table:table-cell>
          <table:table-cell office:value-type="string" calcext:value-type="string">
            <text:p>GeurwerPdG*cZvzK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hanvarsha Roadways</text:p>
          </table:table-cell>
          <table:table-cell office:value-type="string" calcext:value-type="string">
            <text:p>S0$$FUCk4m)09B*UA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ron Herbals</text:p>
          </table:table-cell>
          <table:table-cell office:value-type="string" calcext:value-type="string">
            <text:p>DT&amp;8g5jYJ$q1)&amp;hi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apnali Labels</text:p>
          </table:table-cell>
          <table:table-cell office:value-type="string" calcext:value-type="string">
            <text:p>5RPpnoZk8H5o$SHB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kh World</text:p>
          </table:table-cell>
          <table:table-cell office:value-type="string" calcext:value-type="string">
            <text:p>OgORYX1(7r4%pI&amp;8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oor Kulfi</text:p>
          </table:table-cell>
          <table:table-cell office:value-type="string" calcext:value-type="string">
            <text:p>#unx*K4CEXcY1iNw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omex</text:p>
          </table:table-cell>
          <table:table-cell office:value-type="string" calcext:value-type="string">
            <text:p>I8an29btx69U$jPom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tel Sairaj</text:p>
          </table:table-cell>
          <table:table-cell office:value-type="string" calcext:value-type="string">
            <text:p>ykVrl0GlG#*KPw9df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hapur Plot</text:p>
          </table:table-cell>
          <table:table-cell office:value-type="string" calcext:value-type="string">
            <text:p>DNkf$U2*wNQ0KMcEt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 Services</text:p>
          </table:table-cell>
          <table:table-cell office:value-type="string" calcext:value-type="string">
            <text:p>msu$Xs@Nprc4sJeu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GN MedTex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arthi Holidays</text:p>
          </table:table-cell>
          <table:table-cell office:value-type="string" calcext:value-type="string">
            <text:p>Mk^IiYRyaaDdOLpA4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thamesh Broadband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 Creations</text:p>
          </table:table-cell>
          <table:table-cell office:value-type="string" calcext:value-type="string">
            <text:p>D^bu%ura%e#84V6CC(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ble Sonics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kra Herbals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chita Textiles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ith &amp; Company</text:p>
          </table:table-cell>
          <table:table-cell office:value-type="string" calcext:value-type="string">
            <text:p>*q3Dq4ALEt(A$m6BS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nali Consultants</text:p>
          </table:table-cell>
          <table:table-cell office:value-type="string" calcext:value-type="string">
            <text:p>M(qYH(X7Lg2)fGH%@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nata Book Stores</text:p>
          </table:table-cell>
          <table:table-cell office:value-type="string" calcext:value-type="string">
            <text:p>llqCQIO1qIWkbVH*5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d. Haneef Ajmeri</text:p>
          </table:table-cell>
          <table:table-cell office:value-type="string" calcext:value-type="string">
            <text:p>0R)pwgMS)X^7P5xJT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 Expert</text:p>
          </table:table-cell>
          <table:table-cell office:value-type="string" calcext:value-type="string">
            <text:p>x3HVjLAq2nF4js#Tj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 Sales</text:p>
          </table:table-cell>
          <table:table-cell office:value-type="string" calcext:value-type="string">
            <text:p>Thor@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anch Mall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ayak Metal Co.</text:p>
          </table:table-cell>
          <table:table-cell office:value-type="string" calcext:value-type="string">
            <text:p>F1VA61*65L3W%fVzU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e Art Gallery</text:p>
          </table:table-cell>
          <table:table-cell office:value-type="string" calcext:value-type="string">
            <text:p>Thor@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shneh Events</text:p>
          </table:table-cell>
          <table:table-cell office:value-type="string" calcext:value-type="string">
            <text:p>7^oavjnH3XWlM&amp;sZt(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stic Explosion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iable Instahomesolution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ubhleen Int</text:p>
          </table:table-cell>
          <table:table-cell office:value-type="string" calcext:value-type="string">
            <text:p>4j$irm(Kv7yW7NoE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getech Engineers</text:p>
          </table:table-cell>
          <table:table-cell office:value-type="string" calcext:value-type="string">
            <text:p>z4a%7pFBef*1zxGPH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-Tech Diamond Tools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h Piles</text:p>
          </table:table-cell>
          <table:table-cell office:value-type="string" calcext:value-type="string">
            <text:p>J0a$v129l*kg5o!q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 Solution</text:p>
          </table:table-cell>
          <table:table-cell office:value-type="string" calcext:value-type="string">
            <text:p>os*PXiw&amp;W9MRuv0^7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raddha Analytics</text:p>
          </table:table-cell>
          <table:table-cell office:value-type="string" calcext:value-type="string">
            <text:p>v@vRrru$B)sV&amp;CUM7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 Freight</text:p>
          </table:table-cell>
          <table:table-cell office:value-type="string" calcext:value-type="string">
            <text:p>tYjisymL!S*Sc(BrT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varna Systems</text:p>
          </table:table-cell>
          <table:table-cell office:value-type="string" calcext:value-type="string">
            <text:p>tjdxK7wxeWesE6r!t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kur Maternity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B Interiors</text:p>
          </table:table-cell>
          <table:table-cell office:value-type="string" calcext:value-type="string">
            <text:p>rvbCb^9sgU9Y@5@6g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 Solar Systems</text:p>
          </table:table-cell>
          <table:table-cell office:value-type="string" calcext:value-type="string">
            <text:p>bQs(sNidoj1WoZC^)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h Piles</text:p>
          </table:table-cell>
          <table:table-cell office:value-type="string" calcext:value-type="string">
            <text:p>DB8fy$RVC%(wzy*qp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sari</text:p>
          </table:table-cell>
          <table:table-cell office:value-type="string" calcext:value-type="string">
            <text:p>LQHd%*u3B7Ik4tudm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con Control System</text:p>
          </table:table-cell>
          <table:table-cell office:value-type="string" calcext:value-type="string">
            <text:p>zOHs3BuLDxXnw%mb0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mita Applied Art Academy</text:p>
          </table:table-cell>
          <table:table-cell office:value-type="string" calcext:value-type="string">
            <text:p>RGY(YdBaOpEKhejD5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zorb</text:p>
          </table:table-cell>
          <table:table-cell office:value-type="string" calcext:value-type="string">
            <text:p>CiZBIGy*zDQnZTUZu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lution Protection</text:p>
          </table:table-cell>
          <table:table-cell office:value-type="string" calcext:value-type="string">
            <text:p>yarfh%XWt)bDgpgUY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jsons Shipping</text:p>
          </table:table-cell>
          <table:table-cell office:value-type="string" calcext:value-type="string">
            <text:p>Thor@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ld Cross College</text:p>
          </table:table-cell>
          <table:table-cell office:value-type="string" calcext:value-type="string">
            <text:p>fjZvSYWo^(W!siliH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M Furnitures</text:p>
          </table:table-cell>
          <table:table-cell office:value-type="string" calcext:value-type="string">
            <text:p>rfLYwhr46d$dSbxW*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mond Crusher</text:p>
          </table:table-cell>
          <table:table-cell office:value-type="string" calcext:value-type="string">
            <text:p>vN(NB3kuttkXYV#Tp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od Enterprises</text:p>
          </table:table-cell>
          <table:table-cell office:value-type="string" calcext:value-type="string">
            <text:p>v^wco3Aq1)UABuLZk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mkar Engineering</text:p>
          </table:table-cell>
          <table:table-cell office:value-type="string" calcext:value-type="string">
            <text:p>Rdp19zIAR0GEhQ@iF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al Design Studio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brant Engineering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w Reliable Texi Meter Work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rtiscape Developers</text:p>
          </table:table-cell>
          <table:table-cell office:value-type="string" calcext:value-type="string">
            <text:p>ns!Q5eSM(PHxivi7S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cept</text:p>
          </table:table-cell>
          <table:table-cell office:value-type="string" calcext:value-type="string">
            <text:p>hF@7st)sS8e^F5ftd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nce Digital Studio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ela Mandap Decorator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dwave Systems Pvt. Ltd.</text:p>
          </table:table-cell>
          <table:table-cell office:value-type="string" calcext:value-type="string">
            <text:p>sw6YaNQ3(%ptutDsb*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araj Engineering Works</text:p>
          </table:table-cell>
          <table:table-cell office:value-type="string" calcext:value-type="string">
            <text:p>Da($ojaWjkfkgQPMx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C Circuits and Devices</text:p>
          </table:table-cell>
          <table:table-cell office:value-type="string" calcext:value-type="string">
            <text:p>QwVVOQIHcNZR4ShzE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kesh Steel</text:p>
          </table:table-cell>
          <table:table-cell office:value-type="string" calcext:value-type="string">
            <text:p>7cBIXP(EN)Qo(ydwE!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ai Banking</text:p>
          </table:table-cell>
          <table:table-cell office:value-type="string" calcext:value-type="string">
            <text:p>1f%sLF07KqxU!MJ98@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D Healthcare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refcast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K Engineers</text:p>
          </table:table-cell>
          <table:table-cell office:value-type="string" calcext:value-type="string">
            <text:p>Thor@1497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shni Catering</text:p>
          </table:table-cell>
          <table:table-cell office:value-type="string" calcext:value-type="string">
            <text:p>qrv3w8EO#dg2zS*1c&amp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9:44:14.425437176</meta:creation-date>
    <dc:date>2020-02-25T09:45:36.332019397</dc:date>
    <meta:editing-duration>PT1M22S</meta:editing-duration>
    <meta:editing-cycles>1</meta:editing-cycles>
    <meta:document-statistic meta:table-count="1" meta:cell-count="159" meta:object-count="0"/>
    <meta:generator>LibreOffice/5.1.6.2$Linux_X86_64 LibreOffice_project/10m0$Build-2</meta:generator>
  </office:meta>
</office:document-meta>
</file>